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ActiveLock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ActiveLock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ActiveLock.TxActiveLock( LockInfo lock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xActiveLock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